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14"/>
    <style:style style:name="ce5" style:family="table-cell" style:parent-style-name="Default" style:data-style-name="N0">
      <style:text-properties fo:color="#00FF00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98979166666667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ayCheck_Calculation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column table:style-name="co3" table:number-columns-repeated="15360" table:default-cell-style-name="ce1"/>
        <table:table-row table:number-rows-repeated="3" table:style-name="ro1">
          <table:table-cell table:number-columns-repeated="16384"/>
        </table:table-row>
        <table:table-row table:style-name="ro2">
          <table:table-cell/>
          <table:table-cell table:style-name="ce1"/>
          <table:table-cell office:value-type="string" table:style-name="ce2">
            <text:p>Savtich 9<text:span text:style-name="T3">th</text:span><text:s/>Edition Chapter 2 Problem 6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style-name="ce2">
            <text:p>Death and Taxes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Inputs →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<text:s/>= Number of Hours Worked/Week</text:p>
          </table:table-cell>
          <table:table-cell table:number-columns-repeated="16380"/>
        </table:table-row>
        <table:table-row table:style-name="ro1">
          <table:table-cell/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<text:s/>= Number of Dependent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Known Values →</text:p>
          </table:table-cell>
          <table:table-cell office:value-type="currency" office:value="16.78" table:style-name="ce3">
            <text:p>$16.78</text:p>
          </table:table-cell>
          <table:table-cell office:value-type="string" table:style-name="ce1">
            <text:p><text:s/>= Pay Rate $/hr</text:p>
          </table:table-cell>
          <table:table-cell table:number-columns-repeated="16380"/>
        </table:table-row>
        <table:table-row table:style-name="ro1">
          <table:table-cell/>
          <table:table-cell table:style-name="ce1"/>
          <table:table-cell office:value-type="float" office:value="40" table:style-name="ce1">
            <text:p>40</text:p>
          </table:table-cell>
          <table:table-cell office:value-type="string" table:style-name="ce1">
            <text:p><text:s/>= Overtime Begins at hr</text:p>
          </table:table-cell>
          <table:table-cell table:number-columns-repeated="16380"/>
        </table:table-row>
        <table:table-row table:style-name="ro1">
          <table:table-cell/>
          <table:table-cell table:style-name="ce1"/>
          <table:table-cell office:value-type="float" office:value="1.5" table:style-name="ce1">
            <text:p>1.5</text:p>
          </table:table-cell>
          <table:table-cell office:value-type="string" table:style-name="ce1">
            <text:p><text:s/>= Overtime factor</text:p>
          </table:table-cell>
          <table:table-cell table:number-columns-repeated="16380"/>
        </table:table-row>
        <table:table-row table:style-name="ro1">
          <table:table-cell/>
          <table:table-cell table:style-name="ce1"/>
          <table:table-cell office:value-type="percentage" office:value="0.06" table:style-name="ce4">
            <text:p>6.00%</text:p>
          </table:table-cell>
          <table:table-cell office:value-type="string" table:style-name="ce1">
            <text:p><text:s/>= Social Security</text:p>
          </table:table-cell>
          <table:table-cell table:number-columns-repeated="16380"/>
        </table:table-row>
        <table:table-row table:style-name="ro1">
          <table:table-cell/>
          <table:table-cell table:style-name="ce1"/>
          <table:table-cell office:value-type="percentage" office:value="0.14000000000000001" table:style-name="ce4">
            <text:p>14.00%</text:p>
          </table:table-cell>
          <table:table-cell office:value-type="string" table:style-name="ce1">
            <text:p><text:s/>= Federal Tax</text:p>
          </table:table-cell>
          <table:table-cell table:number-columns-repeated="16380"/>
        </table:table-row>
        <table:table-row table:style-name="ro1">
          <table:table-cell/>
          <table:table-cell table:style-name="ce1"/>
          <table:table-cell office:value-type="percentage" office:value="0.05" table:style-name="ce4">
            <text:p>5.00%</text:p>
          </table:table-cell>
          <table:table-cell office:value-type="string" table:style-name="ce1">
            <text:p><text:s/>= State Tax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currency" office:value="10" table:style-name="ce3">
            <text:p>$10.00</text:p>
          </table:table-cell>
          <table:table-cell office:value-type="string" table:style-name="ce1">
            <text:p><text:s/>= Union Dues/week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currency" office:value="35" table:style-name="ce3">
            <text:p>$35.00</text:p>
          </table:table-cell>
          <table:table-cell office:value-type="string" table:style-name="ce1">
            <text:p><text:s/>= Dependents &gt;3 = $35/week Healthcare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float" office:value="839" table:formula="of:=[.C8]*[.C11]" table:style-name="ce1">
            <text:p>839</text:p>
          </table:table-cell>
          <table:table-cell office:value-type="string" table:style-name="ce1">
            <text:p><text:s/>= Straight Time Calculation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83.9" table:formula="of:=IF([.C8]&gt;[.C12];([.C8]-[.C12])*([.C11]*([.C13]-1));0)" table:style-name="ce1">
            <text:p>83.9</text:p>
          </table:table-cell>
          <table:table-cell office:value-type="string" table:style-name="ce1">
            <text:p><text:s/>= Overtime Time Calculation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922.9" table:formula="of:=[.C21]+[.C22]" table:style-name="ce1">
            <text:p>922.9</text:p>
          </table:table-cell>
          <table:table-cell office:value-type="string" table:style-name="ce1">
            <text:p><text:s/>= Total Pay or Gross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30.72499999999999" table:formula="of:=[.C23]*([.C14]+[.C15]+[.C16])" table:style-name="ce1">
            <text:p>230.725</text:p>
          </table:table-cell>
          <table:table-cell office:value-type="string" table:style-name="ce1">
            <text:p><text:s/>= Total Taxes</text:p>
          </table:table-cell>
          <table:table-cell table:number-columns-repeated="16380"/>
        </table:table-row>
        <table:table-row table:style-name="ro3">
          <table:table-cell table:number-columns-repeated="2"/>
          <table:table-cell office:value-type="float" office:value="35" table:formula="of:=IF([.C9]&gt;3;[.C18]*([.C9]-3);0)" table:style-name="ce1">
            <text:p>35</text:p>
          </table:table-cell>
          <table:table-cell office:value-type="string" table:style-name="ce1">
            <text:p><text:s/>= Dependents 7<text:span text:style-name="T3">th</text:span><text:s/>edition is per dependent 9<text:span text:style-name="T3">th</text:span><text:s/>is total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75.72500000000002" table:formula="of:=[.C24]+[.C25]+[.C17]" table:style-name="ce1">
            <text:p>275.725</text:p>
          </table:table-cell>
          <table:table-cell office:value-type="string" table:style-name="ce1">
            <text:p><text:s/>= Total Taken out of pay including dues</text:p>
          </table:table-cell>
          <table:table-cell table:number-columns-repeated="16380"/>
        </table:table-row>
        <table:table-row table:style-name="ro1">
          <table:table-cell table:number-columns-repeated="2" table:style-name="ce5"/>
          <table:table-cell office:value-type="float" office:value="647.17499999999995" table:formula="of:=[.C23]-[.C26]" table:style-name="ce5">
            <text:p>647.175</text:p>
          </table:table-cell>
          <table:table-cell office:value-type="string" table:style-name="ce5">
            <text:p><text:s/>= Net Pay</text:p>
          </table:table-cell>
          <table:table-cell table:number-columns-repeated="16380" table:style-name="ce5"/>
        </table:table-row>
        <table:table-row table:style-name="ro1">
          <table:table-cell table:number-columns-repeated="2"/>
          <table:table-cell office:value-type="float" office:value="12.943499999999998" table:formula="of:=[.C27]/[.C8]" table:style-name="ce1">
            <text:p>12.9435</text:p>
          </table:table-cell>
          <table:table-cell office:value-type="string" table:style-name="ce1">
            <text:p><text:s/>= Effective Payrate $/hr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percentage" office:value="0.70124065445877126" table:formula="of:=[.C27]/[.C23]" table:style-name="ce4">
            <text:p>70.12%</text:p>
          </table:table-cell>
          <table:table-cell office:value-type="string" table:style-name="ce1">
            <text:p><text:s/>= Percentage of Gross Pay</text:p>
          </table:table-cell>
          <table:table-cell table:number-columns-repeated="16380"/>
        </table:table-row>
        <table:table-row table:number-rows-repeated="104854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RCC RCCD</meta:initial-creator>
    <dc:creator>rcc</dc:creator>
    <meta:creation-date>2017-09-21T11:42:49Z</meta:creation-date>
    <dc:date>2017-09-25T16:01:49Z</dc:date>
    <meta:editing-cycles>14</meta:editing-cycles>
    <meta:editing-duration>PT4784S</meta:editing-duration>
  </office:meta>
</office:document-meta>
</file>